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64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209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1.342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calc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3">
      <style:table-cell-properties fo:background-color="#00a93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Comma" style:data-style-name="N3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Excel_20_Built-in_20_Comma" style:data-style-name="N3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Excel_20_Built-in_20_Comma" style:data-style-name="N3">
      <style:table-cell-properties fo:background-color="#b2b2b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omma" style:data-style-name="N3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omma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Comma" style:data-style-name="N3">
      <style:table-cell-properties fo:background-color="#b2b2b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Comma" style:data-style-name="N3">
      <style:table-cell-properties fo:background-color="#5983b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omma" style:data-style-name="N3">
      <style:table-cell-properties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Comma" style:data-style-name="N3">
      <style:table-cell-properties fo:background-color="#ec9b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Comma" style:data-style-name="N3">
      <style:table-cell-properties fo:background-color="#5983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Comma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Comma" style:data-style-name="N3">
      <style:table-cell-properties fo:background-color="#8e86a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Comma" style:data-style-name="N3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Comma" style:data-style-name="N3">
      <style:table-cell-properties fo:background-color="#8e86a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5" table:number-columns-repeated="2" table:default-cell-style-name="ce29"/>
        <table:table-column table:style-name="co6" table:default-cell-style-name="ce75"/>
        <table:table-column table:style-name="co7" table:number-columns-repeated="2" table:default-cell-style-name="Default"/>
        <table:table-column table:style-name="co8" table:default-cell-style-name="ce38"/>
        <table:table-column table:style-name="co7" table:number-columns-repeated="16372" table:default-cell-style-name="Default"/>
        <table:table-row table:style-name="ro1">
          <table:table-cell/>
          <table:table-cell table:style-name="ce2" office:value-type="string" calcext:value-type="string">
            <text:p>Far Finer Wage Calculator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Update the fields in yellow</text:p>
          </table:table-cell>
          <table:covered-table-cell table:number-columns-repeated="4" table:style-name="ce16"/>
          <table:covered-table-cell table:style-name="ce30"/>
          <table:covered-table-cell table:style-name="ce34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Annual Wages in Green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3" table:number-rows-spanned="1">
            <text:p>costs</text:p>
          </table:table-cell>
          <table:covered-table-cell table:style-name="ce26"/>
          <table:covered-table-cell table:style-name="ce31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>
            <text:p>Hours in a Year</text:p>
          </table:table-cell>
          <table:table-cell table:style-name="ce17" office:value-type="string" calcext:value-type="string">
            <text:p>Rate</text:p>
          </table:table-cell>
          <table:table-cell table:style-name="ce17" office:value-type="string" calcext:value-type="string">
            <text:p>Annual Gross</text:p>
          </table:table-cell>
          <table:table-cell table:style-name="ce17" office:value-type="string" calcext:value-type="string">
            <text:p>Insurance Costs</text:p>
          </table:table-cell>
          <table:table-cell table:style-name="ce17" office:value-type="string" calcext:value-type="string">
            <text:p>Furlough</text:p>
          </table:table-cell>
          <table:table-cell table:style-name="ce17" office:value-type="string" calcext:value-type="string">
            <text:p>Time Off</text:p>
          </table:table-cell>
          <table:table-cell table:style-name="ce17" office:value-type="string" calcext:value-type="string">
            <text:p>Annual Net</text:p>
          </table:table-cell>
          <table:table-cell table:number-columns-repeated="16376"/>
        </table:table-row>
        <table:table-row table:style-name="ro1">
          <table:table-cell/>
          <table:table-cell table:style-name="ce7" office:value-type="float" office:value="2080" calcext:value-type="float">
            <text:p>2,080</text:p>
          </table:table-cell>
          <table:table-cell table:style-name="ce18" office:value-type="float" office:value="75" calcext:value-type="float">
            <text:p>75</text:p>
          </table:table-cell>
          <table:table-cell table:style-name="ce20" table:formula="of:=[.B8]*[.C8]" office:value-type="float" office:value="156000" calcext:value-type="float">
            <text:p>156,000</text:p>
          </table:table-cell>
          <table:table-cell table:style-name="ce25" table:formula="of:=[.C17]" office:value-type="float" office:value="1020" calcext:value-type="float">
            <text:p>1,020</text:p>
          </table:table-cell>
          <table:table-cell table:style-name="ce23" table:formula="of:=[.D14]" office:value-type="float" office:value="3000" calcext:value-type="float">
            <text:p>3,000</text:p>
          </table:table-cell>
          <table:table-cell table:style-name="ce32" table:formula="of:=[.H14]" office:value-type="float" office:value="3000" calcext:value-type="float">
            <text:p>3,000</text:p>
          </table:table-cell>
          <table:table-cell table:style-name="ce4" table:formula="of:=([.C8]*[.B8])-[.E8]-[.F8]-[.G8]" office:value-type="float" office:value="148980" calcext:value-type="float">
            <text:p>148,9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8"/>
          <table:table-cell table:style-name="ce19" table:number-columns-repeated="2"/>
          <table:table-cell table:number-columns-repeated="16380"/>
        </table:table-row>
        <table:table-row table:style-name="ro1">
          <table:table-cell/>
          <table:table-cell table:style-name="ce9" office:value-type="string" calcext:value-type="string">
            <text:p>Furlough</text:p>
          </table:table-cell>
          <table:table-cell table:number-columns-repeated="3"/>
          <table:table-cell table:style-name="ce9" office:value-type="string" calcext:value-type="string">
            <text:p>Time Off</text:p>
          </table:table-cell>
          <table:table-cell table:number-columns-repeated="16378"/>
        </table:table-row>
        <table:table-row table:style-name="ro1">
          <table:table-cell/>
          <table:table-cell table:style-name="ce6" office:value-type="string" calcext:value-type="string">
            <text:p>hours</text:p>
          </table:table-cell>
          <table:table-cell table:style-name="ce17" office:value-type="string" calcext:value-type="string">
            <text:p>rate</text:p>
          </table:table-cell>
          <table:table-cell table:style-name="ce17" office:value-type="string" calcext:value-type="string">
            <text:p>Lost wages</text:p>
          </table:table-cell>
          <table:table-cell/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rate</text:p>
          </table:table-cell>
          <table:table-cell table:style-name="ce17" office:value-type="string" calcext:value-type="string">
            <text:p>Lost wages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0" table:formula="of:=[.C8]" office:value-type="float" office:value="75" calcext:value-type="float">
            <text:p>75</text:p>
          </table:table-cell>
          <table:table-cell table:style-name="ce23" table:formula="of:=[.B14]*[.C14]" office:value-type="float" office:value="3000" calcext:value-type="float">
            <text:p>3,000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8" table:formula="of:=[.C8]" office:value-type="float" office:value="75" calcext:value-type="float">
            <text:p>75</text:p>
          </table:table-cell>
          <table:table-cell table:style-name="ce35" table:formula="of:=[.F14]*[.G14]" office:value-type="float" office:value="3000" calcext:value-type="float">
            <text:p>3,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>
            <text:p>If applicable</text:p>
          </table:table-cell>
          <table:table-cell table:style-name="ce21" table:number-columns-repeated="4"/>
          <table:table-cell table:style-name="ce33" table:number-columns-repeated="2"/>
          <table:table-cell table:number-columns-repeated="16376"/>
        </table:table-row>
        <table:table-row table:style-name="ro3">
          <table:table-cell/>
          <table:table-cell table:style-name="ce12" office:value-type="string" calcext:value-type="string">
            <text:p>insurance costs</text:p>
          </table:table-cell>
          <table:table-cell table:style-name="ce22" table:formula="of:=SUM([.C21:.C23])" office:value-type="float" office:value="1020" calcext:value-type="float">
            <text:p>1,020</text:p>
          </table:table-cell>
          <table:table-cell table:number-columns-repeated="16381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6376"/>
        </table:table-row>
        <table:table-row table:style-name="ro1">
          <table:table-cell/>
          <table:table-cell table:style-name="ce13" office:value-type="string" calcext:value-type="string">
            <text:p>per year</text:p>
          </table:table-cell>
          <table:table-cell table:style-name="ce19" table:number-columns-repeated="2"/>
          <table:table-cell/>
          <table:table-cell table:style-name="ce13" office:value-type="string" calcext:value-type="string">
            <text:p>per month</text:p>
          </table:table-cell>
          <table:table-cell/>
          <table:table-cell table:style-name="ce73"/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insurance type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basis</text:p>
          </table:table-cell>
          <table:table-cell/>
          <table:table-cell table:style-name="ce6" office:value-type="string" calcext:value-type="string">
            <text:p>insurance type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basis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health</text:p>
          </table:table-cell>
          <table:table-cell table:style-name="ce18" table:formula="of:=45*12" office:value-type="float" office:value="540" calcext:value-type="float">
            <text:p>540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7" office:value-type="string" calcext:value-type="string">
            <text:p>health</text:p>
          </table:table-cell>
          <table:table-cell table:style-name="ce28" table:formula="of:=[.C21]/12" office:value-type="float" office:value="45" calcext:value-type="float">
            <text:p>45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total out of pocket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7" office:value-type="string" calcext:value-type="string">
            <text:p>total out of pocket</text:p>
          </table:table-cell>
          <table:table-cell table:style-name="ce28" table:formula="of:=[.C22]/12" office:value-type="float" office:value="0" calcext:value-type="float">
            <text:p>0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dental</text:p>
          </table:table-cell>
          <table:table-cell table:style-name="ce18" table:formula="of:=40*12" office:value-type="float" office:value="480" calcext:value-type="float">
            <text:p>480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28" office:value-type="string" calcext:value-type="string">
            <text:p>dental</text:p>
          </table:table-cell>
          <table:table-cell table:style-name="ce28" table:formula="of:=[.C23]/12" office:value-type="float" office:value="40" calcext:value-type="float">
            <text:p>40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vision</text:p>
          </table:table-cell>
          <table:table-cell table:style-name="ce18" table:formula="of:=4*12" office:value-type="float" office:value="48" calcext:value-type="float">
            <text:p>48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28" office:value-type="string" calcext:value-type="string">
            <text:p>vision</text:p>
          </table:table-cell>
          <table:table-cell table:style-name="ce28" table:formula="of:=[.C24]/12" office:value-type="float" office:value="4" calcext:value-type="float">
            <text:p>4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Copyright (c) 2024 Antonio Quinonez</text:p>
          </table:table-cell>
          <table:table-cell table:number-columns-repeated="16382"/>
        </table:table-row>
        <table:table-row table:style-name="ro1">
          <table:table-cell/>
          <table:table-cell table:style-name="ce14" office:value-type="string" calcext:value-type="string">
            <text:p><text:a xlink:href="https://github.com/antquinonez/Far-Finer-Job-Seeker-Tools" xlink:type="simple">https://github.com/antquinonez/Far-Finer-Job-Seeker-Tools</text:a></text:p>
          </table:table-cell>
          <table:table-cell table:number-columns-repeated="16382"/>
        </table:table-row>
        <table:table-row table:style-name="ro3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" style:font-size-asian="10pt" style:language-asian="zh" style:country-asian="CN" style:font-name-complex="Droid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_)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_)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7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3:40:33.8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" style:display-name="PageStyle_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03-14T17:29:52</meta:creation-date>
    <meta:initial-creator>AQ</meta:initial-creator>
    <dc:language>en-US</dc:language>
    <dc:date>2024-10-31T15:54:29.138000000</dc:date>
    <meta:editing-cycles>24</meta:editing-cycles>
    <meta:editing-duration>P1DT2H3M12S</meta:editing-duration>
    <meta:generator>LibreOffice/7.5.4.2$Windows_X86_64 LibreOffice_project/36ccfdc35048b057fd9854c757a8b67ec53977b6</meta:generator>
    <meta:document-statistic meta:table-count="1" meta:cell-count="69" meta:object-count="0"/>
    <meta:user-defined meta:name="AppVersion">15.0000</meta:user-defined>
    <meta:user-defined meta:name="Company">AT&amp;T</meta:user-defined>
  </office:meta>
</office:document-meta>
</file>